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inherit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33" style:font-name="inherit" fo:font-size="10.5pt" fo:letter-spacing="normal" fo:font-style="italic" fo:font-weight="normal" loext:padding="0in" loext:border="none"/>
    </style:style>
    <style:style style:name="T3" style:family="text">
      <style:text-properties fo:font-variant="normal" fo:text-transform="none" fo:color="#333333" style:font-name="inherit" fo:font-size="10.5pt" fo:letter-spacing="normal" fo:font-style="italic" fo:font-weight="bold" loext:padding="0in" loext:border="none"/>
    </style:style>
    <style:style style:name="T4" style:family="text">
      <style:text-properties fo:font-variant="normal" fo:text-transform="none" fo:color="#333333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apple-system" fo:font-size="10.5pt" fo:letter-spacing="normal" fo:font-style="normal" fo:font-weight="normal" officeooo:rsid="001c3c54"/>
    </style:style>
    <text:list-style style:name="L1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5728in"/>
      </text:list-level-style-bullet>
      <text:list-level-style-bullet text:level="3" text:style-name="Bullet_20_Symbols" style:num-suffix="." text:bullet-char="•">
        <style:list-level-properties text:space-before="0.833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37317175" text:style-name="L1">
        <text:list-item>
          <text:p text:style-name="P2"><text:span text:style-name="Strong_20_Emphasis"><text:span text:style-name="T1">Capítulo 1. </text:span></text:span><text:span text:style-name="T4">Introducción</text:span></text:p>
          <text:list>
            <text:list-item>
              <text:p text:style-name="P4">Breve explicación de la teoría detrás de lo que se va a hacer.</text:p>
            </text:list-item>
            <text:list-item>
              <text:p text:style-name="P4">Breve explicación de los objetivos del trabajo.</text:p>
              <text:list>
                <text:list-item>
                  <text:p text:style-name="P4">Cuál es el problema que se quiere resolver.</text:p>
                </text:list-item>
                <text:list-item>
                  <text:p text:style-name="P4">Por qué es importante resolver ese problema.</text:p>
                </text:list-item>
                <text:list-item>
                  <text:p text:style-name="P4">Explicación de cómo se propone resolver ese problema.</text:p>
                </text:list-item>
              </text:list>
            </text:list-item>
            <text:list-item>
              <text:p text:style-name="P4">Descripción de la estructura del informe.</text:p>
            </text:list-item>
          </text:list>
        </text:list-item>
        <text:list-item>
          <text:p text:style-name="P2"><text:span text:style-name="Strong_20_Emphasis"><text:span text:style-name="T1">Capítulo 2. </text:span></text:span><text:span text:style-name="T4">Trabajo Previo.</text:span></text:p>
          <text:list>
            <text:list-item>
              <text:p text:style-name="P4">¿Existe ya una forma de resolver el problema?</text:p>
            </text:list-item>
            <text:list-item>
              <text:p text:style-name="P4">¿Qué existe igual o parecido a lo que se propone?</text:p>
            </text:list-item>
            <text:list-item>
              <text:p text:style-name="P4">Una revisión de casos similares, ya sea artículos científicos o aplicaciones comerciales. Para cada caso se hace un análisis de las características de lo presentado.</text:p>
            </text:list-item>
          </text:list>
        </text:list-item>
        <text:list-item>
          <text:p text:style-name="P2"><text:span text:style-name="Strong_20_Emphasis"><text:span text:style-name="T1">Capítulo 3. </text:span></text:span><text:span text:style-name="T4">Marco Teórico (</text:span><text:span text:style-name="Emphasis"><text:span text:style-name="T2">si hace falta</text:span></text:span><text:span text:style-name="T4">)</text:span></text:p>
          <text:list>
            <text:list-item>
              <text:p text:style-name="P4">Explicación de la teoría de los conceptos principales para entender el trabajo que se presenta.</text:p>
            </text:list-item>
          </text:list>
        </text:list-item>
        <text:list-item>
          <text:p text:style-name="P2"><text:span text:style-name="Strong_20_Emphasis"><text:span text:style-name="T1">Capítulo 4. </text:span></text:span><text:span text:style-name="T4">Diseño de la propuesta.</text:span></text:p>
          <text:list>
            <text:list-item>
              <text:p text:style-name="P4">Sin entrar en detalles de implementación, se describe qué es lo que se va a hacer y cómo.</text:p>
            </text:list-item>
            <text:list-item>
              <text:p text:style-name="P4">Descripción funcional de la propuesta.</text:p>
            </text:list-item>
            <text:list-item>
              <text:p text:style-name="P4">¿En qué se diferencia la propuesta de lo descripto en el capítulo anterior?</text:p>
            </text:list-item>
          </text:list>
        </text:list-item>
        <text:list-item>
          <text:p text:style-name="P2"><text:span text:style-name="Strong_20_Emphasis"><text:span text:style-name="T1">Capítulo 5. </text:span></text:span><text:span text:style-name="T4">Implementación</text:span></text:p>
          <text:list>
            <text:list-item>
              <text:p text:style-name="P4">Explicar las decisiones de implementación de la propuesta del capítulo 4.</text:p>
            </text:list-item>
            <text:list-item>
              <text:p text:style-name="P4">No hay que incluir código fuente.</text:p>
            </text:list-item>
            <text:list-item>
              <text:p text:style-name="P4">En casos muy puntuales, se puede incluir pseudo código o fragmentos de código.</text:p>
            </text:list-item>
          </text:list>
        </text:list-item>
        <text:list-item>
          <text:p text:style-name="P2"><text:span text:style-name="Strong_20_Emphasis"><text:span text:style-name="T1">Capítulo 6. </text:span></text:span><text:span text:style-name="T4">Conclusiones y Trabajo a Futuro (</text:span><text:span text:style-name="Emphasis"><text:span text:style-name="T2">pueden ser dos capítulos</text:span></text:span><text:span text:style-name="T4">)</text:span></text:p>
          <text:list>
            <text:list-item>
              <text:p text:style-name="P4">Limitaciones del desarrollo.</text:p>
            </text:list-item>
            <text:list-item>
              <text:p text:style-name="P4">Posibles mejoras a futuro que se podrían hacer al desarrollo.</text:p>
            </text:list-item>
            <text:list-item>
              <text:p text:style-name="P4">Se podría agregar algún párrafo de apreciaciones personales sobre los objetivos logrados</text:p>
            </text:list-item>
          </text:list>
        </text:list-item>
        <text:list-item>
          <text:p text:style-name="P2"><text:span text:style-name="Strong_20_Emphasis"><text:span text:style-name="T1">Capítulo 7. </text:span></text:span><text:span text:style-name="T4">Referencias Bibliográficas</text:span></text:p>
        </text:list-item>
      </text:list>
      <text:p text:style-name="P1"><text:span text:style-name="Emphasis"><text:span text:style-name="T3">Dependiendo del tipo de trabajo tal vez sea necesario incluir:</text:span></text:span></text:p>
      <text:list xml:id="list974489181" text:style-name="L2">
        <text:list-item>
          <text:p text:style-name="P3"><text:span text:style-name="Strong_20_Emphasis"><text:span text:style-name="T1">Apéndice A. </text:span></text:span><text:span text:style-name="T4">Manual de usuario</text:span></text:p>
        </text:list-item>
        <text:list-item>
          <text:p text:style-name="P3"><text:span text:style-name="Strong_20_Emphasis"><text:span text:style-name="T1">Apéndice B. </text:span></text:span><text:span text:style-name="T4">Manual para el </text:span><text:span text:style-name="T5">desarrollado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20:26.527384045</meta:creation-date>
    <dc:date>2021-01-08T11:58:45.801586043</dc:date>
    <meta:editing-duration>PT6M1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9" meta:word-count="285" meta:character-count="1627" meta:non-whitespace-character-count="1399"/>
  </office:meta>
</office:document-meta>
</file>